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paragraph-properties fo:margin-top="0in" fo:margin-bottom="0in"/>
    </style:style>
    <style:style style:name="P281" style:family="paragraph" style:parent-style-name="Text_20_body" style:list-style-name="L265">
    </style:style>
    <style:style style:name="P282" style:family="paragraph" style:parent-style-name="Text_20_body" style:list-style-name="L266">
      <style:paragraph-properties fo:margin-top="0in" fo:margin-bottom="0in"/>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paragraph-properties fo:margin-top="0in" fo:margin-bottom="0in"/>
    </style:style>
    <style:style style:name="P286" style:family="paragraph" style:parent-style-name="Text_20_body" style:list-style-name="L270">
      <style:paragraph-properties fo:margin-top="0in" fo:margin-bottom="0in"/>
    </style:style>
    <style:style style:name="P287" style:family="paragraph" style:parent-style-name="Text_20_body" style:list-style-name="L271">
      <style:paragraph-properties fo:margin-top="0in" fo:margin-bottom="0in"/>
    </style:style>
  </office:automatic-styles>
  <office:body>
    <office:text>
      <text:p text:style-name="Title">PostgreSQL</text:p>
      <text:p text:style-name="Subtitle">Readme.rmd</text:p>
      <text:p text:style-name="Author">Sergio Pedro R Oliveira</text:p>
      <text:p text:style-name="Date">2022-12-22</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query<text:bookmark-end text:name="for-in-query"/></text:h>
      <text:p text:style-name="Pagebreak"/>
      <text:h text:style-name="Heading_20_2" text:outline-level="2"><text:bookmark-start text:name="foreach"/>25.6 <text:span text:style-name="T1">FOREACH</text:span><text:bookmark-end text:name="foreach"/></text:h>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64">
        <text:list-item>
          <text:p text:style-name="P280">As variáveis <text:span text:style-name="T2">dummies</text:span> ou variáveis indicadoras são formas de agregar informações qualitativas em modelos estatísticos.<text:line-break/></text:p>
        </text:list-item>
        <text:list-item>
          <text:p text:style-name="P280">Transforma variável qualitativa em variável quantitativa.<text:line-break/></text:p>
        </text:list-item>
        <text:list-item>
          <text:p text:style-name="P280">Ela atribui 1 se o elemento possui determinada característica, ou 0 caso ele não possua.<text:line-break/></text:p>
        </text:list-item>
        <text:list-item>
          <text:p text:style-name="P280">Esse tipo de tansformação é importante para modelos de regressão pois ela torna possível trabalhar com variáveis qualitativas.<text:line-break/></text:p>
        </text:list-item>
        <text:list-item>
          <text:p text:style-name="P280">Facilita o processamento em <text:span text:style-name="T1">Machine Learning</text:span> dos dados, quando eles estão em formato <text:span text:style-name="T1">Booleanos</text:span>.<text:line-break/></text:p>
        </text:list-item>
        <text:list-item>
          <text:p text:style-name="P280">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65">
        <text:list-item>
          <text:p text:style-name="P281">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1">Utilizar o comando <text:span text:style-name="T1">CASE</text:span> para gerar novas colunas, com base numa pré-existente, que atraves da definição de condições gere novos valores.<text:line-break/></text:p>
        </text:list-item>
        <text:list-item>
          <text:p text:style-name="P281">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1">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1">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66">
        <text:list-item>
          <text:p text:style-name="P282">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2">Trabalhar com dados <text:span text:style-name="T2">Booleanos</text:span> é mais simples, para o computador, que dados qualitativos.<text:line-break/></text:p>
        </text:list-item>
        <text:list-item>
          <text:p text:style-name="P282">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67">
        <text:list-item>
          <text:p text:style-name="P283">Uma das maneiras mais facil de exportar dados é atraves da extensão “.csv”.<text:line-break/></text:p>
        </text:list-item>
        <text:list-item>
          <text:p text:style-name="P283">O <text:span text:style-name="T1">PostgreSQL</text:span> ofecere opções para facilmente exportar dados em “.csv”.<text:line-break/></text:p>
        </text:list-item>
        <text:list-item>
          <text:p text:style-name="P283">Passo a passo:<text:line-break/></text:p>
          <text:list text:style-name="L268">
            <text:list-item>
              <text:p text:style-name="P284">Basta fazer a consulta que deseja exportar, pela aba “<text:span text:style-name="T1">Query Tools</text:span>”.<text:line-break/></text:p>
            </text:list-item>
            <text:list-item>
              <text:p text:style-name="P284">Lembrando de colocar <text:span text:style-name="T2">alias</text:span> nas colunas/campos que levam funções, para melhor entendimento de quem for fazer a leitura do arquivo exportado.<text:line-break/></text:p>
            </text:list-item>
            <text:list-item>
              <text:p text:style-name="P284">Na janela em que aparece o resultado da consulta, tem a aba “Data Output” (na qual, por default, já é a aba em que aparecem os resultados das consultas), tem o ícone “<text:span text:style-name="T2">Save results to file</text:span>”.<text:line-break/></text:p>
            </text:list-item>
            <text:list-item>
              <text:p text:style-name="P284">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69">
        <text:list-item>
          <text:p text:style-name="P285">Business Intelligence (BI):<text:line-break/></text:p>
          <text:list text:style-name="L270">
            <text:list-item>
              <text:p text:style-name="P286">Esta preocupado com entender o que aconteceu no passado.<text:line-break/></text:p>
            </text:list-item>
          </text:list>
        </text:list-item>
        <text:list-item>
          <text:p text:style-name="P285">Data Science:<text:line-break/></text:p>
          <text:list text:style-name="L271">
            <text:list-item>
              <text:p text:style-name="P287">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22T12:00:14Z</meta:creation-date>
    <dc:date>2022-12-22T12:00:14Z</dc:date>
    <meta:user-defined meta:name="date" meta:value-type="string">2022-12-22</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